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87de2" officeooo:paragraph-rsid="00187de2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bles along with their attributes and primary keys (underlined) are as follows :</text:p>
      <text:p text:style-name="P1"/>
      <text:p text:style-name="P1"/>
      <text:p text:style-name="P1">1.Student<text:tab/><text:tab/>(<text:span text:style-name="T1">Roll</text:span>,name, department, hall, contact)</text:p>
      <text:p text:style-name="P1">2.Grade_card<text:tab/>(<text:span text:style-name="T1">Roll,CID</text:span>, grade)</text:p>
      <text:p text:style-name="P1">3.Courses<text:tab/><text:tab/>(<text:span text:style-name="T1">CID</text:span>, Cname, credits, department)</text:p>
      <text:p text:style-name="P1">4.Takes<text:tab/><text:tab/>(<text:span text:style-name="T1">Roll, CID</text:span>, Marks)</text:p>
      <text:p text:style-name="P1">5.Teaches<text:tab/><text:tab/>(<text:span text:style-name="T1">TID, slot</text:span>,<text:span text:style-name="T1"> CID, CLID</text:span>)</text:p>
      <text:p text:style-name="P1">6.Teacher<text:tab/><text:tab/>(<text:span text:style-name="T1">TID</text:span>, name, department, contact)</text:p>
      <text:p text:style-name="P1">7.Classroom<text:tab/><text:tab/>(<text:span text:style-name="T1">CLID</text:span>, Building, Room)</text:p>
      <text:p text:style-name="P1">8.Timings<text:tab/><text:tab/>(<text:span text:style-name="T1">slot</text:span>, time_schedule)</text:p>
      <text:p text:style-name="P1">9.Advises<text:tab/><text:tab/>(<text:span text:style-name="T1">Roll, TID</text:span>)</text:p>
      <text:p text:style-name="P1">10.Examination<text:tab/>(<text:span text:style-name="T1">EXID, CID, CLID, TID</text:span>, type, duration, time, date)</text:p>
      <text:p text:style-name="P1">11.Marks<text:tab/><text:tab/>(<text:span text:style-name="T1">EXID, Roll, CID</text:span>, marks, total_mark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9T09:11:25.277186103</dc:date>
    <meta:generator>LibreOffice/4.2.8.2$Linux_X86_64 LibreOffice_project/420m0$Build-2</meta:generator>
    <meta:editing-duration>P0D</meta:editing-duration>
    <meta:editing-cycles>3</meta:editing-cycles>
    <meta:document-statistic meta:table-count="0" meta:image-count="0" meta:object-count="0" meta:page-count="1" meta:paragraph-count="12" meta:word-count="65" meta:character-count="508" meta:non-whitespace-character-count="446"/>
  </office:meta>
</office:document-meta>
</file>